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 draw:auto-grow-height="false" fo:min-height="14cm" fo:min-width="11.5cm" loext:decorative="false"/>
    </style:style>
    <style:style style:name="gr2" style:family="graphic" style:parent-style-name="standard">
      <style:graphic-properties draw:textarea-vertical-align="middle" draw:auto-grow-height="false" fo:min-height="2.25cm" fo:min-width="11.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cm" fo:min-width="4.5cm" draw:shadow="visible" style:writing-mode="lr-tb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draw:shadow="visible" loext:decorative="false"/>
    </style:style>
    <style:style style:name="gr5" style:family="graphic" style:parent-style-name="Text_20_A4">
      <style:graphic-properties draw:textarea-vertical-align="top" draw:auto-grow-height="true" draw:auto-grow-width="false" fo:min-height="4.321cm" draw:shadow="visible" loext:decorative="false"/>
      <style:paragraph-properties style:writing-mode="lr-tb"/>
    </style:style>
    <style:style style:name="gr6" style:family="graphic" style:parent-style-name="Text_20_A4">
      <style:graphic-properties draw:auto-grow-height="true" draw:auto-grow-width="false" fo:min-height="2.25cm" draw:shadow="visible" loext:decorative="false"/>
      <style:paragraph-properties style:writing-mode="lr-tb"/>
    </style:style>
    <style:style style:name="gr7" style:family="graphic" style:parent-style-name="Heading_20_A4">
      <style:graphic-properties draw:auto-grow-height="true" draw:auto-grow-width="false" fo:min-height="2.313cm" draw:shadow="visible" loext:decorative="false"/>
      <style:paragraph-properties style:writing-mode="lr-tb"/>
    </style:style>
    <style:style style:name="gr8" style:family="graphic" style:parent-style-name="Text_20_A4">
      <style:graphic-properties draw:auto-grow-height="true" draw:auto-grow-width="false" fo:min-height="0.865cm" draw:shadow="visible" loext:decorative="false"/>
      <style:paragraph-properties style:writing-mode="lr-tb"/>
    </style:style>
    <style:style style:name="gr9" style:family="graphic" style:parent-style-name="Heading_20_A4">
      <style:graphic-properties draw:auto-grow-height="true" draw:auto-grow-width="false" fo:min-height="1.75cm" draw:shadow="visible" loext:decorative="false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3.5cm" fo:min-width="10cm" draw:shadow="visible" loext:decorative="false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1.25cm" fo:min-width="8cm" draw:shadow="visible" loext:decorative="false"/>
    </style:style>
    <style:style style:name="gr12" style:family="graphic" style:parent-style-name="standard">
      <style:graphic-properties draw:fill-color="#ffffff" draw:textarea-vertical-align="middle" draw:auto-grow-height="false" fo:min-height="1.25cm" fo:min-width="5.25cm" loext:decorative="false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25cm" fo:min-width="3cm" draw:shadow="visible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1.25cm" fo:min-width="2.75cm" draw:shadow="visible" style:writing-mode="lr-tb" loext:decorative="false"/>
      <style:paragraph-properties style:writing-mode="lr-tb"/>
    </style:style>
    <style:style style:name="gr15" style:family="graphic" style:parent-style-name="Text_20_A4">
      <style:graphic-properties draw:auto-grow-height="true" draw:auto-grow-width="false" fo:min-height="5.25cm" draw:shadow="visible" loext:decorative="false"/>
      <style:paragraph-properties style:writing-mode="lr-tb"/>
    </style:style>
    <style:style style:name="gr16" style:family="graphic" style:parent-style-name="Text_20_A4">
      <style:graphic-properties draw:auto-grow-height="true" draw:auto-grow-width="false" fo:min-height="2.845cm" draw:shadow="visible" loext:decorative="false"/>
      <style:paragraph-properties style:writing-mode="lr-tb"/>
    </style:style>
    <style:style style:name="gr17" style:family="graphic" style:parent-style-name="standard">
      <style:graphic-properties draw:fill-color="#eeeeee" draw:textarea-vertical-align="middle" draw:auto-grow-height="false" fo:min-height="1.5cm" fo:min-width="5.5cm" loext:decorative="false"/>
    </style:style>
    <style:style style:name="gr18" style:family="graphic" style:parent-style-name="standard">
      <style:graphic-properties draw:fill-color="#b2b2b2" draw:textarea-vertical-align="middle" draw:auto-grow-height="false" fo:min-height="2cm" fo:min-width="4.25cm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b2b2b2" draw:textarea-vertical-align="top" draw:auto-grow-height="false" fo:min-height="9.1cm" fo:min-width="4.25cm" style:writing-mode="lr-tb" loext:decorative="false"/>
      <style:paragraph-properties style:writing-mode="lr-tb"/>
    </style:style>
    <style:style style:name="gr20" style:family="graphic" style:parent-style-name="Text_20_A4">
      <style:graphic-properties draw:auto-grow-height="true" draw:auto-grow-width="false" fo:min-height="5.517cm" draw:shadow="visible" loext:decorative="false"/>
      <style:paragraph-properties style:writing-mode="lr-tb"/>
    </style:style>
    <style:style style:name="gr21" style:family="graphic" style:parent-style-name="Text_20_A4">
      <style:graphic-properties draw:auto-grow-height="true" draw:auto-grow-width="false" fo:min-height="1.25cm" draw:shadow="visible" loext:decorative="false"/>
      <style:paragraph-properties style:writing-mode="lr-tb"/>
    </style:style>
    <style:style style:name="gr22" style:family="graphic" style:parent-style-name="standard">
      <style:graphic-properties draw:fill-color="#eeeeee" draw:textarea-vertical-align="middle" draw:auto-grow-height="false" fo:min-height="11.75cm" fo:min-width="5.5cm" loext:decorative="false"/>
    </style:style>
    <style:style style:name="gr23" style:family="graphic" style:parent-style-name="Text_20_A4">
      <style:graphic-properties draw:auto-grow-height="true" draw:auto-grow-width="false" fo:min-height="9cm" draw:shadow="visible" loext:decorative="false"/>
      <style:paragraph-properties style:writing-mode="lr-tb"/>
    </style:style>
    <style:style style:name="gr24" style:family="graphic" style:parent-style-name="Text_20_A4">
      <style:graphic-properties draw:auto-grow-height="true" draw:auto-grow-width="false" fo:min-height="2.5cm" draw:shadow="visible" loext:decorative="false"/>
      <style:paragraph-properties style:writing-mode="lr-tb"/>
    </style:style>
    <style:style style:name="gr25" style:family="graphic" style:parent-style-name="Heading_20_A4">
      <style:graphic-properties draw:auto-grow-height="true" draw:auto-grow-width="false" fo:min-height="1.5cm" draw:shadow="visible" loext:decorative="false"/>
      <style:paragraph-properties style:writing-mode="lr-tb"/>
    </style:style>
    <style:style style:name="gr26" style:family="graphic" style:parent-style-name="Text_20_A4">
      <style:graphic-properties draw:auto-grow-height="true" draw:auto-grow-width="false" fo:min-height="1.423cm" draw:shadow="visible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eeeeee"/>
      <style:paragraph-properties fo:text-align="center" style:writing-mode="lr-tb"/>
    </style:style>
    <style:style style:name="P7" style:family="paragraph">
      <loext:graphic-properties draw:fill-color="#b2b2b2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Noto Sans"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14.25cm" svg:x="1.75cm" svg:y="4.0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cm" svg:height="2.5cm" svg:x="1.75cm" svg:y="4cm">
          <text:p text:style-name="P2">Menu de navig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1.25cm" svg:x="2.8cm" svg:y="7.2cm">
          <text:p text:style-name="P2">NOM : 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cm" svg:height="1.25cm" svg:x="2.9cm" svg:y="9.35cm">
          <text:p text:style-name="P2">PRÉNOM : 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cm" svg:height="1.25cm" svg:x="2.9cm" svg:y="11.45cm">
          <text:p text:style-name="P2">MAIL : 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cm" svg:height="1.25cm" svg:x="2.9cm" svg:y="13.35cm">
          <text:p text:style-name="P2">NUM TEL : 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cm" svg:height="1.25cm" svg:x="2.25cm" svg:y="15.65cm">
          <text:p text:style-name="P2">Annul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1.25cm" svg:x="8.25cm" svg:y="15.65cm">
          <text:p text:style-name="P2">Enregistrer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75cm" svg:y1="7.75cm" svg:x2="16.25cm" svg:y2="10.25cm">
          <text:p/>
        </draw:line>
        <draw:line draw:style-name="gr4" draw:text-style-name="P4" draw:layer="layout" svg:x1="8cm" svg:y1="10cm" svg:x2="16.25cm" svg:y2="10.25cm">
          <text:p/>
        </draw:line>
        <draw:line draw:style-name="gr4" draw:text-style-name="P4" draw:layer="layout" svg:x1="8cm" svg:y1="12.063cm" svg:x2="16.234cm" svg:y2="10.245cm">
          <text:p/>
        </draw:line>
        <draw:line draw:style-name="gr4" draw:text-style-name="P4" draw:layer="layout" svg:x1="8cm" svg:y1="14cm" svg:x2="16.25cm" svg:y2="10.25cm">
          <text:p/>
        </draw:line>
        <draw:frame draw:style-name="gr5" draw:layer="layout" svg:width="4cm" svg:height="4.321cm" svg:x="16.25cm" svg:y="8.2cm">
          <draw:text-box>
            <text:p>Clique pour modifier directement une information</text:p>
          </draw:text-box>
        </draw:frame>
        <draw:line draw:style-name="gr4" draw:text-style-name="P4" draw:layer="layout" svg:x1="4.5cm" svg:y1="16.9cm" svg:x2="4.5cm" svg:y2="19.65cm">
          <text:p/>
        </draw:line>
        <draw:line draw:style-name="gr4" draw:text-style-name="P4" draw:layer="layout" svg:x1="10.5cm" svg:y1="17cm" svg:x2="10.5cm" svg:y2="19.5cm">
          <text:p/>
        </draw:line>
        <draw:frame draw:style-name="gr6" draw:layer="layout" svg:width="5.25cm" svg:height="2.25cm" svg:x="2.5cm" svg:y="19.65cm">
          <draw:text-box>
            <text:p>Annule les modifications</text:p>
          </draw:text-box>
        </draw:frame>
        <draw:frame draw:style-name="gr6" draw:layer="layout" svg:width="5.25cm" svg:height="2.25cm" svg:x="8.75cm" svg:y="19.75cm">
          <draw:text-box>
            <text:p>Enregistre les modifications</text:p>
          </draw:text-box>
        </draw:frame>
        <draw:frame draw:style-name="gr7" draw:layer="layout" svg:width="12.5cm" svg:height="2.313cm" svg:x="3.75cm" svg:y="1.25cm">
          <draw:text-box>
            <text:p>Page de gestion de profil</text:p>
          </draw:text-box>
        </draw:frame>
        <draw:frame draw:style-name="gr8" draw:layer="layout" svg:width="11.25cm" svg:height="0.865cm" svg:x="2.75cm" svg:y="2.75cm">
          <draw:text-box>
            <text:p>Profil : control/profil.php ?id=x</text:p>
          </draw:text-box>
        </draw:frame>
      </draw:page>
      <draw:page draw:name="page2" draw:style-name="dp1" draw:master-page-name="Standard">
        <draw:frame draw:style-name="gr9" draw:layer="layout" svg:width="15.5cm" svg:height="1.75cm" svg:x="2.75cm" svg:y="1.5cm">
          <draw:text-box>
            <text:p>Page connexion / création de compte</text:p>
          </draw:text-box>
        </draw:frame>
        <draw:custom-shape draw:style-name="gr10" draw:text-style-name="P1" draw:layer="layout" svg:width="10.5cm" svg:height="13.75cm" svg:x="3cm" svg:y="4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8.5cm" svg:height="11.5cm" svg:x="4cm" svg:y="5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75cm" svg:height="1.5cm" svg:x="5cm" svg:y="7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75cm" svg:height="1.5cm" svg:x="5cm" svg:y="11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5.25cm" svg:height="0.865cm" svg:x="5cm" svg:y="6.45cm">
          <draw:text-box>
            <text:p>email</text:p>
          </draw:text-box>
        </draw:frame>
        <draw:frame draw:style-name="gr8" draw:layer="layout" svg:width="5.25cm" svg:height="0.865cm" svg:x="5cm" svg:y="10.3cm">
          <draw:text-box>
            <text:p>Mot de passe</text:p>
          </draw:text-box>
        </draw:frame>
        <draw:custom-shape draw:style-name="gr13" draw:text-style-name="P6" draw:layer="layout" svg:width="3.5cm" svg:height="1.5cm" svg:x="8.4cm" svg:y="15cm">
          <text:p text:style-name="P2">connexion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3.25cm" svg:height="1.5cm" svg:x="4.4cm" svg:y="15cm">
          <text:p text:style-name="P2">Nouveau compte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75cm" svg:y1="16cm" svg:x2="12cm" svg:y2="16cm">
          <text:p/>
        </draw:line>
        <draw:line draw:style-name="gr4" draw:text-style-name="P4" draw:layer="layout" svg:x1="6cm" svg:y1="19.5cm" svg:x2="6cm" svg:y2="16.5cm">
          <text:p/>
        </draw:line>
        <draw:frame draw:style-name="gr15" draw:layer="layout" svg:width="4.5cm" svg:height="5.25cm" svg:x="15.2cm" svg:y="13.95cm">
          <draw:text-box>
            <text:p>Connecte l’utilisateur si son email et son mot de passe sont correcte</text:p>
          </draw:text-box>
        </draw:frame>
        <draw:frame draw:style-name="gr16" draw:layer="layout" svg:width="6.2cm" svg:height="2.845cm" svg:x="3.55cm" svg:y="19.45cm">
          <draw:text-box>
            <text:p>Renvoie l’utilisateur sur un formulaire plus complet</text:p>
          </draw:text-box>
        </draw:frame>
        <draw:frame draw:style-name="gr8" draw:layer="layout" svg:width="11.25cm" svg:height="0.865cm" svg:x="2.75cm" svg:y="2.951cm">
          <draw:text-box>
            <text:p>login: control/login.php ?id=x</text:p>
          </draw:text-box>
        </draw:frame>
      </draw:page>
      <draw:page draw:name="page3" draw:style-name="dp1" draw:master-page-name="Standard">
        <draw:custom-shape draw:style-name="gr17" draw:text-style-name="P5" draw:layer="layout" svg:width="6cm" svg:height="1.75cm" svg:x="7.75cm" svg:y="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4.75cm" svg:height="2.25cm" svg:x="3cm" svg:y="5.25cm">
          <text:p text:style-name="P2">Gestion utilisateur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4.75cm" svg:height="2.25cm" svg:x="3cm" svg:y="7.45cm">
          <text:p text:style-name="P2">Gestion paris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75cm" svg:height="9.35cm" svg:x="3cm" svg:y="9.65cm">
          <text:p text:style-name="P8"><text:span text:style-name="T1"/></text:p>
          <text:p text:style-name="P8"><text:span text:style-name="T1">Gestion tournois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25cm" svg:y1="6.1cm" svg:x2="15.25cm" svg:y2="6.35cm">
          <text:p/>
        </draw:line>
        <draw:frame draw:style-name="gr20" draw:layer="layout" svg:width="4.75cm" svg:height="5.517cm" svg:x="15.75cm" svg:y="4.35cm">
          <draw:text-box>
            <text:p>Titre de la page sélectionnée (utilisateur / paris / tournois )</text:p>
          </draw:text-box>
        </draw:frame>
        <draw:frame draw:style-name="gr21" draw:layer="layout" svg:width="3.75cm" svg:height="1.25cm" svg:x="8.75cm" svg:y="5.6cm">
          <draw:text-box>
            <text:p>Nom page</text:p>
          </draw:text-box>
        </draw:frame>
        <draw:custom-shape draw:style-name="gr22" draw:text-style-name="P5" draw:layer="layout" svg:width="6cm" svg:height="12cm" svg:x="7.75cm" svg:y="7cm">
          <text:p/>
          <draw:enhanced-geometry svg:viewBox="0 0 21600 21600" draw:type="rectangle" draw:enhanced-path="M 0 0 L 21600 0 21600 21600 0 21600 0 0 Z N"/>
        </draw:custom-shape>
        <draw:frame draw:style-name="gr23" draw:layer="layout" svg:width="4.25cm" svg:height="9cm" svg:x="8.85cm" svg:y="8.35cm">
          <draw:text-box>
            <text:p text:style-name="P9"><text:s text:c="2"/>……………..</text:p>
            <text:p text:style-name="P9"/>
            <text:p text:style-name="P9"><text:s text:c="2"/>……………..</text:p>
            <text:p text:style-name="P9"/>
            <text:p text:style-name="P9"><text:s text:c="2"/>……………..</text:p>
            <text:p text:style-name="P9"/>
            <text:p text:style-name="P9"><text:span text:style-name="T2"><text:s text:c="2"/></text:span>……………..</text:p>
            <text:p text:style-name="P9"/>
            <text:p text:style-name="P9"><text:span text:style-name="T2"><text:s text:c="2"/></text:span>……………..</text:p>
          </draw:text-box>
        </draw:frame>
        <draw:line draw:style-name="gr4" draw:text-style-name="P4" draw:layer="layout" svg:x1="11.75cm" svg:y1="10.95cm" svg:x2="15.5cm" svg:y2="11.95cm">
          <text:p/>
        </draw:line>
        <draw:frame draw:style-name="gr24" draw:layer="layout" svg:width="4cm" svg:height="2.5cm" svg:x="15.75cm" svg:y="11.3cm">
          <draw:text-box>
            <text:p>Informations de la page</text:p>
          </draw:text-box>
        </draw:frame>
        <draw:frame draw:style-name="gr25" draw:layer="layout" svg:width="10.75cm" svg:height="1.5cm" svg:x="5.2cm" svg:y="2cm">
          <draw:text-box>
            <text:p>Page Administrateur</text:p>
          </draw:text-box>
        </draw:frame>
        <draw:frame draw:style-name="gr26" draw:layer="layout" svg:width="11.75cm" svg:height="1.423cm" svg:x="3.25cm" svg:y="3.5cm">
          <draw:text-box>
            <text:p>Admin : template/menu.php?page=x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4:35:18.304953617</meta:creation-date>
    <dc:date>2025-03-03T21:49:00.914950568</dc:date>
    <meta:editing-duration>PT4H18M35S</meta:editing-duration>
    <meta:editing-cycles>3</meta:editing-cycles>
    <meta:generator>LibreOffice/24.2.7.2$Linux_X86_64 LibreOffice_project/420$Build-2</meta:generator>
    <meta:document-statistic meta:object-count="46"/>
  </office:meta>
</office:document-meta>
</file>